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34.11mm"/>
    </style:style>
    <style:style style:name="co4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11"/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6.97mm" svg:height="151.94mm" svg:x="255.48mm" svg:y="47.01mm">
            <draw:object draw:notify-on-update-of-ranges="Sheet1.N7:Sheet1.N7 Sheet1.Q49:Sheet1.Q51 Sheet1.R49:Sheet1.R51 Sheet1.R49:Sheet1.R51 Sheet1.O6:Sheet1.O6 Sheet1.O8:Sheet1.O10 Sheet1.P8:Sheet1.P10 Sheet1.P8:Sheet1.P10 Sheet1.Q6:Sheet1.Q6 Sheet1.Q8:Sheet1.Q10 Sheet1.R8:Sheet1.R11 Sheet1.R8:Sheet1.R11 Sheet1.S6:Sheet1.S6 Sheet1.S8:Sheet1.S10 Sheet1.T8:Sheet1.T10 Sheet1.T8:Sheet1.T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ce1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" table:default-cell-style-name="Default"/>
        <table:table-row table:style-name="ro1">
          <table:table-cell table:number-columns-repeated="3"/>
          <table:table-cell office:value-type="string" calcext:value-type="string">
            <text:p>PARALELO</text:p>
          </table:table-cell>
          <table:table-cell table:number-columns-repeated="2"/>
          <table:table-cell table:style-name="ce2"/>
          <table:table-cell table:number-columns-repeated="15"/>
          <table:table-cell office:value-type="string" calcext:value-type="string">
            <text:p>SEQUENCI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747" calcext:value-type="float">
            <text:p>0,017470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4" calcext:value-type="float">
            <text:p>0.00024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896" calcext:value-type="float">
            <text:p>0.028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2784" calcext:value-type="float">
            <text:p>0,0278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819" calcext:value-type="float">
            <text:p>0.028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827" calcext:value-type="float">
            <text:p>0,0182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6" calcext:value-type="float">
            <text:p>0.00026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762" calcext:value-type="float">
            <text:p>0.027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2445" calcext:value-type="float">
            <text:p>0,024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  <table:table-cell table:style-name="ce4" office:value-type="string" calcext:value-type="string" table:number-columns-spanned="3" table:number-rows-spanned="1">
            <text:p>Threads</text:p>
          </table:table-cell>
          <table:covered-table-cell table:number-columns-repeated="2"/>
          <table:table-cell table:number-columns-repeated="5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937" calcext:value-type="float">
            <text:p>0.029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692" calcext:value-type="float">
            <text:p>0,0169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2" calcext:value-type="float">
            <text:p>0.0002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984" calcext:value-type="float">
            <text:p>0.029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2095" calcext:value-type="float">
            <text:p>0,020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1" calcext:value-type="float">
            <text:p>0.00021</text:p>
          </table:table-cell>
          <table:table-cell table:number-columns-repeated="4"/>
          <table:table-cell office:value-type="string" calcext:value-type="string">
            <text:p>med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tdev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809" calcext:value-type="float">
            <text:p>0.028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335" calcext:value-type="float">
            <text:p>0,013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6" calcext:value-type="float">
            <text:p>0.00026</text:p>
          </table:table-cell>
          <table:table-cell table:number-columns-repeated="2"/>
          <table:table-cell table:style-name="ce3" office:value-type="string" calcext:value-type="string" table:number-columns-spanned="1" table:number-rows-spanned="3">
            <text:p>Ordem do problema</text:p>
          </table:table-cell>
          <table:table-cell office:value-type="float" office:value="100" calcext:value-type="float">
            <text:p>100</text:p>
          </table:table-cell>
          <table:table-cell table:formula="of:=SUMIFS([.$F$1:.$F$1048576];[.$B$1:.$B$1048576];[.$N8];[.$D$1:.$D$1048576];[.O$6])/30" office:value-type="float" office:value="0.0198076666666667" calcext:value-type="float">
            <text:p>0.019807666666667</text:p>
          </table:table-cell>
          <table:table-cell table:formula="of:=STDEV([.F2:.F31])" office:value-type="float" office:value="0.00395776380899822" calcext:value-type="float">
            <text:p>0.003957763808998</text:p>
          </table:table-cell>
          <table:table-cell table:formula="of:=SUMIFS([.$F$1:.$F$1048576];[.$B$1:.$B$1048576];[.$N8];[.$D$1:.$D$1048576];[.Q$6])/30" office:value-type="float" office:value="0.010438" calcext:value-type="float">
            <text:p>0.010438</text:p>
          </table:table-cell>
          <table:table-cell table:formula="of:=STDEV([.F32:.F61])" office:value-type="float" office:value="0.000611439229224363" calcext:value-type="float">
            <text:p>0.000611439229224</text:p>
          </table:table-cell>
          <table:table-cell table:formula="of:=SUMIFS([.$F$1:.$F$1048576];[.$B$1:.$B$1048576];[.$N8];[.$D$1:.$D$1048576];[.S$6])/30" office:value-type="float" office:value="0.319240666666667" calcext:value-type="float">
            <text:p>0.319240666666667</text:p>
          </table:table-cell>
          <table:table-cell table:formula="of:=STDEV([.F62:.F91])" office:value-type="float" office:value="0.0342098121569834" calcext:value-type="float">
            <text:p>0.034209812156984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773" calcext:value-type="float">
            <text:p>0.0277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615" calcext:value-type="float">
            <text:p>0,016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" calcext:value-type="float">
            <text:p>0.0002</text:p>
          </table:table-cell>
          <table:table-cell table:number-columns-repeated="2"/>
          <table:covered-table-cell/>
          <table:table-cell office:value-type="float" office:value="500" calcext:value-type="float">
            <text:p>500</text:p>
          </table:table-cell>
          <table:table-cell table:formula="of:=SUMIFS([.$F$1:.$F$1048576];[.$B$1:.$B$1048576];[.$N9];[.$D$1:.$D$1048576];[.O$6])/30" office:value-type="float" office:value="1.19580466666667" calcext:value-type="float">
            <text:p>1.19580466666667</text:p>
          </table:table-cell>
          <table:table-cell table:formula="of:=STDEV([.F92:.F121])" office:value-type="float" office:value="0.0309178568795282" calcext:value-type="float">
            <text:p>0.030917856879528</text:p>
          </table:table-cell>
          <table:table-cell table:formula="of:=SUMIFS([.$F$1:.$F$1048576];[.$B$1:.$B$1048576];[.$N9];[.$D$1:.$D$1048576];[.Q$6])/30" office:value-type="float" office:value="0.345245" calcext:value-type="float">
            <text:p>0.345245</text:p>
          </table:table-cell>
          <table:table-cell table:formula="of:=STDEV([.F122:.F151])" office:value-type="float" office:value="0.0111809961156388" calcext:value-type="float">
            <text:p>0.011180996115639</text:p>
          </table:table-cell>
          <table:table-cell table:formula="of:=SUMIFS([.$F$1:.$F$1048576];[.$B$1:.$B$1048576];[.$N9];[.$D$1:.$D$1048576];[.S$6])/30" office:value-type="float" office:value="0.220392" calcext:value-type="float">
            <text:p>0.220392</text:p>
          </table:table-cell>
          <table:table-cell table:formula="of:=STDEV([.F152:.F181])" office:value-type="float" office:value="0.00375670747257259" calcext:value-type="float">
            <text:p>0.003756707472573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972" calcext:value-type="float">
            <text:p>0.029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771" calcext:value-type="float">
            <text:p>0,0177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6" calcext:value-type="float">
            <text:p>0.00026</text:p>
          </table:table-cell>
          <table:table-cell table:number-columns-repeated="2"/>
          <table:covered-table-cell/>
          <table:table-cell office:value-type="float" office:value="1000" calcext:value-type="float">
            <text:p>1000</text:p>
          </table:table-cell>
          <table:table-cell table:formula="of:=SUMIFS([.$F$1:.$F$1048576];[.$B$1:.$B$1048576];[.$N10];[.$D$1:.$D$1048576];[.O$6])/30" office:value-type="float" office:value="9.289295" calcext:value-type="float">
            <text:p>9.289295</text:p>
          </table:table-cell>
          <table:table-cell table:formula="of:=STDEV([.F182:.F211])" office:value-type="float" office:value="0.202509180783796" calcext:value-type="float">
            <text:p>0.202509180783796</text:p>
          </table:table-cell>
          <table:table-cell table:formula="of:=SUMIFS([.$F$1:.$F$1048576];[.$B$1:.$B$1048576];[.$N10];[.$D$1:.$D$1048576];[.Q$6])/30" office:value-type="float" office:value="2.440669" calcext:value-type="float">
            <text:p>2.440669</text:p>
          </table:table-cell>
          <table:table-cell table:formula="of:=STDEV([.F212:.F241])" office:value-type="float" office:value="0.0491029849749308" calcext:value-type="float">
            <text:p>0.049102984974931</text:p>
          </table:table-cell>
          <table:table-cell table:formula="of:=SUMIFS([.$F$1:.$F$1048576];[.$B$1:.$B$1048576];[.$N10];[.$D$1:.$D$1048576];[.S$6])/30" office:value-type="float" office:value="1.38656766666667" calcext:value-type="float">
            <text:p>1.38656766666667</text:p>
          </table:table-cell>
          <table:table-cell table:formula="of:=STDEV([.F242:.F271])" office:value-type="float" office:value="0.0225878276165899" calcext:value-type="float">
            <text:p>0.02258782761659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756" calcext:value-type="float">
            <text:p>0.027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796" calcext:value-type="float">
            <text:p>0,0179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1" calcext:value-type="float">
            <text:p>0.0001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815" calcext:value-type="float">
            <text:p>0.028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533" calcext:value-type="float">
            <text:p>0,0153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2" calcext:value-type="float">
            <text:p>0.00022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813" calcext:value-type="float">
            <text:p>0.028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728" calcext:value-type="float">
            <text:p>0,0172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857" calcext:value-type="float">
            <text:p>0.028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924" calcext:value-type="float">
            <text:p>0,0192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6" calcext:value-type="float">
            <text:p>0.00026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751" calcext:value-type="float">
            <text:p>0.027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84" calcext:value-type="float">
            <text:p>0,018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3" calcext:value-type="float">
            <text:p>0.00023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879" calcext:value-type="float">
            <text:p>0.028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2508" calcext:value-type="float">
            <text:p>0,0250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5" calcext:value-type="float">
            <text:p>0.0002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962" calcext:value-type="float">
            <text:p>0.029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839" calcext:value-type="float">
            <text:p>0,0183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2" calcext:value-type="float">
            <text:p>0.00022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898" calcext:value-type="float">
            <text:p>0.028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867" calcext:value-type="float">
            <text:p>0,0186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755" calcext:value-type="float">
            <text:p>0.027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2264" calcext:value-type="float">
            <text:p>0,0226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745" calcext:value-type="float">
            <text:p>0.027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486" calcext:value-type="float">
            <text:p>0,0148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1" calcext:value-type="float">
            <text:p>0.00021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898" calcext:value-type="float">
            <text:p>0.028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2183" calcext:value-type="float">
            <text:p>0,0218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903" calcext:value-type="float">
            <text:p>0.029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2526" calcext:value-type="float">
            <text:p>0,0252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764" calcext:value-type="float">
            <text:p>0.027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618" calcext:value-type="float">
            <text:p>0,0161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3" calcext:value-type="float">
            <text:p>0.00023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785" calcext:value-type="float">
            <text:p>0.027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21" calcext:value-type="float">
            <text:p>0,021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935" calcext:value-type="float">
            <text:p>0.029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662" calcext:value-type="float">
            <text:p>0,0166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4" calcext:value-type="float">
            <text:p>0.00024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848" calcext:value-type="float">
            <text:p>0.028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2353" calcext:value-type="float">
            <text:p>0,0235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2769" calcext:value-type="float">
            <text:p>0.027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2471" calcext:value-type="float">
            <text:p>0,0247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7" calcext:value-type="float">
            <text:p>7E-0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9106" calcext:value-type="float">
            <text:p>0.091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2865" calcext:value-type="float">
            <text:p>0,028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3" calcext:value-type="float">
            <text:p>0.00023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13214" calcext:value-type="float">
            <text:p>0.132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2068" calcext:value-type="float">
            <text:p>0,0206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14365" calcext:value-type="float">
            <text:p>0.143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947" calcext:value-type="float">
            <text:p>0,0194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9885" calcext:value-type="float">
            <text:p>0.098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0.01534" calcext:value-type="float">
            <text:p>0,0153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06118" calcext:value-type="float">
            <text:p>0.06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05" calcext:value-type="float">
            <text:p>0,010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53" calcext:value-type="float">
            <text:p>0.00053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28252" calcext:value-type="float">
            <text:p>4.28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1" calcext:value-type="float">
            <text:p>0,010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42" calcext:value-type="float">
            <text:p>0.00042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14119" calcext:value-type="float">
            <text:p>4.141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7" calcext:value-type="float">
            <text:p>0.0008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119" calcext:value-type="float">
            <text:p>0,0111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49" calcext:value-type="float">
            <text:p>0.00049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5.65284" calcext:value-type="float">
            <text:p>5.652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9" calcext:value-type="float">
            <text:p>0.0008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05" calcext:value-type="float">
            <text:p>0,010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54" calcext:value-type="float">
            <text:p>0.00054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5.76715" calcext:value-type="float">
            <text:p>5.767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6" calcext:value-type="float">
            <text:p>0.0008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5" calcext:value-type="float">
            <text:p>0,010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48" calcext:value-type="float">
            <text:p>0.00048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76817" calcext:value-type="float">
            <text:p>4.768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23" calcext:value-type="float">
            <text:p>0,0102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59" calcext:value-type="float">
            <text:p>0.00059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5.87282" calcext:value-type="float">
            <text:p>5.872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22" calcext:value-type="float">
            <text:p>0,0102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62" calcext:value-type="float">
            <text:p>0.00062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46099" calcext:value-type="float">
            <text:p>4.460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51" calcext:value-type="float">
            <text:p>0,0105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62" calcext:value-type="float">
            <text:p>0.00062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6.12286" calcext:value-type="float">
            <text:p>6.122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57" calcext:value-type="float">
            <text:p>0,0105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56" calcext:value-type="float">
            <text:p>0.00056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0728" calcext:value-type="float">
            <text:p>4.07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0978" calcext:value-type="float">
            <text:p>0,0097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61" calcext:value-type="float">
            <text:p>0.00061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75139" calcext:value-type="float">
            <text:p>4.751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6" calcext:value-type="float">
            <text:p>0.0008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34" calcext:value-type="float">
            <text:p>0,0103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48" calcext:value-type="float">
            <text:p>0.00048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3.34546" calcext:value-type="float">
            <text:p>3.345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75" calcext:value-type="float">
            <text:p>0,010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64" calcext:value-type="float">
            <text:p>0.00064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6.35286" calcext:value-type="float">
            <text:p>6.352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48" calcext:value-type="float">
            <text:p>0,0104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5" calcext:value-type="float">
            <text:p>0.000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49511" calcext:value-type="float">
            <text:p>4.495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7" calcext:value-type="float">
            <text:p>0.0008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22" calcext:value-type="float">
            <text:p>0,0102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45" calcext:value-type="float">
            <text:p>0.0004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07591" calcext:value-type="float">
            <text:p>4.075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3" calcext:value-type="float">
            <text:p>0.0008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" calcext:value-type="float">
            <text:p>0,010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5" calcext:value-type="float">
            <text:p>0.000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6.54532" calcext:value-type="float">
            <text:p>6.545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3" calcext:value-type="float">
            <text:p>0.0008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0989" calcext:value-type="float">
            <text:p>0,0098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59" calcext:value-type="float">
            <text:p>0.00059</text:p>
          </table:table-cell>
          <table:table-cell table:number-columns-repeated="6"/>
          <table:table-cell table:style-name="ce4"/>
          <table:table-cell table:number-columns-repeated="5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33497" calcext:value-type="float">
            <text:p>4.3349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3" calcext:value-type="float">
            <text:p>0.0008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83" calcext:value-type="float">
            <text:p>0,0108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48" calcext:value-type="float">
            <text:p>0.00048</text:p>
          </table:table-cell>
          <table:table-cell table:number-columns-repeated="6"/>
          <table:table-cell office:value-type="string" calcext:value-type="string">
            <text:p>med</text:p>
          </table:table-cell>
          <table:table-cell office:value-type="string" calcext:value-type="string">
            <text:p>stdev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52979" calcext:value-type="float">
            <text:p>4.529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08" calcext:value-type="float">
            <text:p>0,0100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41" calcext:value-type="float">
            <text:p>0.00041</text:p>
          </table:table-cell>
          <table:table-cell table:number-columns-repeated="4"/>
          <table:table-cell table:style-name="ce3" office:value-type="string" calcext:value-type="string" table:number-columns-spanned="1" table:number-rows-spanned="3">
            <text:p>Ordem do problema</text:p>
          </table:table-cell>
          <table:table-cell office:value-type="float" office:value="100" calcext:value-type="float">
            <text:p>100</text:p>
          </table:table-cell>
          <table:table-cell table:formula="of:=SUMIFS([.$Z$1:.$Z$1048576];[.$X$1:.$X$1048576];[.$P49])/30" office:value-type="float" office:value="0.0412576666666667" calcext:value-type="float">
            <text:p>0.041257666666667</text:p>
          </table:table-cell>
          <table:table-cell table:formula="of:=STDEV([.Z2:.Z31])" office:value-type="float" office:value="0.0316573939375865" calcext:value-type="float">
            <text:p>0.031657393937587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4428" calcext:value-type="float">
            <text:p>4.44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19" calcext:value-type="float">
            <text:p>0,0101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62" calcext:value-type="float">
            <text:p>0.00062</text:p>
          </table:table-cell>
          <table:table-cell table:number-columns-repeated="4"/>
          <table:covered-table-cell/>
          <table:table-cell office:value-type="float" office:value="500" calcext:value-type="float">
            <text:p>500</text:p>
          </table:table-cell>
          <table:table-cell table:formula="of:=SUMIFS([.$Z$1:.$Z$1048576];[.$X$1:.$X$1048576];[.$P50])/30" office:value-type="float" office:value="4.88055266666667" calcext:value-type="float">
            <text:p>4.88055266666667</text:p>
          </table:table-cell>
          <table:table-cell table:formula="of:=STDEV([.Z32:.Z61])" office:value-type="float" office:value="0.823620177395705" calcext:value-type="float">
            <text:p>0.823620177395705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19994" calcext:value-type="float">
            <text:p>4.1999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0988" calcext:value-type="float">
            <text:p>0,0098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57" calcext:value-type="float">
            <text:p>0.00057</text:p>
          </table:table-cell>
          <table:table-cell table:number-columns-repeated="4"/>
          <table:covered-table-cell/>
          <table:table-cell office:value-type="float" office:value="1000" calcext:value-type="float">
            <text:p>1000</text:p>
          </table:table-cell>
          <table:table-cell table:formula="of:=SUMIFS([.$Z$1:.$Z$1048576];[.$X$1:.$X$1048576];[.$P51])/30" office:value-type="float" office:value="30.8682206666667" calcext:value-type="float">
            <text:p>30.8682206666667</text:p>
          </table:table-cell>
          <table:table-cell table:formula="of:=STDEV([.Z62:.Z91])" office:value-type="float" office:value="1.85716722912544" calcext:value-type="float">
            <text:p>1.85716722912544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82294" calcext:value-type="float">
            <text:p>4.8229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7" calcext:value-type="float">
            <text:p>0.0008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69" calcext:value-type="float">
            <text:p>0,0106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57" calcext:value-type="float">
            <text:p>0.00057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6.22486" calcext:value-type="float">
            <text:p>6.224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7" calcext:value-type="float">
            <text:p>0.0008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59" calcext:value-type="float">
            <text:p>0,0105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51" calcext:value-type="float">
            <text:p>0.00051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5.20185" calcext:value-type="float">
            <text:p>5.201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0986" calcext:value-type="float">
            <text:p>0,0098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59" calcext:value-type="float">
            <text:p>0.00059</text:p>
          </table:table-cell>
          <table:table-cell table:number-columns-repeated="2"/>
          <table:table-cell office:value-type="string" calcext:value-type="string">
            <text:p>Ordem do problema</text:p>
          </table:table-cell>
          <table:table-cell office:value-type="string" calcext:value-type="string">
            <text:p>Qtdd de Threads</text:p>
          </table:table-cell>
          <table:table-cell office:value-type="string" calcext:value-type="string">
            <text:p>Sppedup</text:p>
          </table:table-cell>
          <table:table-cell office:value-type="string" calcext:value-type="string">
            <text:p>Eficiência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5.971" calcext:value-type="float">
            <text:p>5.97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313" calcext:value-type="float">
            <text:p>0,0131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55" calcext:value-type="float">
            <text:p>0.0005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Q49]/[.O8]" office:value-type="float" office:value="2.08291402318967" calcext:value-type="float">
            <text:p>2.08291402318967</text:p>
          </table:table-cell>
          <table:table-cell table:formula="of:=[.O55]/[.N55]" office:value-type="float" office:value="0.173576168599139" calcext:value-type="float">
            <text:p>0.173576168599139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52487" calcext:value-type="float">
            <text:p>4.524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1" calcext:value-type="float">
            <text:p>0.0008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05" calcext:value-type="float">
            <text:p>0,010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54" calcext:value-type="float">
            <text:p>0.0005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Q49]/[.Q8]" office:value-type="float" office:value="3.95264099124992" calcext:value-type="float">
            <text:p>3.95264099124992</text:p>
          </table:table-cell>
          <table:table-cell table:formula="of:=[.O56]/[.N56]" office:value-type="float" office:value="0.0790528198249984" calcext:value-type="float">
            <text:p>0.079052819824998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71018" calcext:value-type="float">
            <text:p>4.71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9" calcext:value-type="float">
            <text:p>0.0008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66" calcext:value-type="float">
            <text:p>0,0106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6" calcext:value-type="float">
            <text:p>0.000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Q49]/[.S8]" office:value-type="float" office:value="0.129236876671936" calcext:value-type="float">
            <text:p>0.129236876671936</text:p>
          </table:table-cell>
          <table:table-cell table:formula="of:=[.O57]/[.N57]" office:value-type="float" office:value="0.00129236876671936" calcext:value-type="float">
            <text:p>0.001292368766719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3.92563" calcext:value-type="float">
            <text:p>3.9256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6" calcext:value-type="float">
            <text:p>0.0008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77" calcext:value-type="float">
            <text:p>0,0107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49" calcext:value-type="float">
            <text:p>0.0004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table:formula="of:=[.Q50]/[.O9]" office:value-type="float" office:value="4.08139623695509" calcext:value-type="float">
            <text:p>4.08139623695509</text:p>
          </table:table-cell>
          <table:table-cell table:formula="of:=[.O58]/[.N58]" office:value-type="float" office:value="0.340116353079591" calcext:value-type="float">
            <text:p>0.340116353079591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5.23414" calcext:value-type="float">
            <text:p>5.234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6" calcext:value-type="float">
            <text:p>0.0008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42" calcext:value-type="float">
            <text:p>0,0104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52" calcext:value-type="float">
            <text:p>0.0005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Q50]/[.Q9]" office:value-type="float" office:value="14.1364905115691" calcext:value-type="float">
            <text:p>14.1364905115691</text:p>
          </table:table-cell>
          <table:table-cell table:formula="of:=[.O59]/[.N59]" office:value-type="float" office:value="0.282729810231381" calcext:value-type="float">
            <text:p>0.282729810231381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72245" calcext:value-type="float">
            <text:p>4.722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3" calcext:value-type="float">
            <text:p>0.0008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52" calcext:value-type="float">
            <text:p>0,0105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47" calcext:value-type="float">
            <text:p>0.0004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Q50]/[.S9]" office:value-type="float" office:value="22.1448721671688" calcext:value-type="float">
            <text:p>22.1448721671688</text:p>
          </table:table-cell>
          <table:table-cell table:formula="of:=[.O60]/[.N60]" office:value-type="float" office:value="0.221448721671688" calcext:value-type="float">
            <text:p>0.221448721671688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1978" calcext:value-type="float">
            <text:p>4.19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9" calcext:value-type="float">
            <text:p>0.0008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01059" calcext:value-type="float">
            <text:p>0,0105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49" calcext:value-type="float">
            <text:p>0.0004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table:formula="of:=[.Q51]/[.O10]" office:value-type="float" office:value="3.32298852245156" calcext:value-type="float">
            <text:p>3.32298852245156</text:p>
          </table:table-cell>
          <table:table-cell table:formula="of:=[.O61]/[.N61]" office:value-type="float" office:value="0.276915710204297" calcext:value-type="float">
            <text:p>0.276915710204297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</text:p>
          </table:table-cell>
          <table:table-cell office:value-type="float" office:value="4.66597" calcext:value-type="float">
            <text:p>4.6659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9724" calcext:value-type="float">
            <text:p>0,2972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88" calcext:value-type="float">
            <text:p>0.0008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Q51]/[.Q10]" office:value-type="float" office:value="12.6474424293776" calcext:value-type="float">
            <text:p>12.6474424293776</text:p>
          </table:table-cell>
          <table:table-cell table:formula="of:=[.O62]/[.N62]" office:value-type="float" office:value="0.252948848587553" calcext:value-type="float">
            <text:p>0.252948848587553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4.07236" calcext:value-type="float">
            <text:p>34.072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3" calcext:value-type="float">
            <text:p>0.0008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188" calcext:value-type="float">
            <text:p>0,318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Q51]/[.S10]" office:value-type="float" office:value="22.2623254592936" calcext:value-type="float">
            <text:p>22.2623254592936</text:p>
          </table:table-cell>
          <table:table-cell table:formula="of:=[.O63]/[.N63]" office:value-type="float" office:value="0.222623254592936" calcext:value-type="float">
            <text:p>0.222623254592936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3.58367" calcext:value-type="float">
            <text:p>33.583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1256" calcext:value-type="float">
            <text:p>0,3125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9" calcext:value-type="float">
            <text:p>0.0009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1.3278" calcext:value-type="float">
            <text:p>31.32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9239" calcext:value-type="float">
            <text:p>0,2923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97" calcext:value-type="float">
            <text:p>0.00097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4.23657" calcext:value-type="float">
            <text:p>34.236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008" calcext:value-type="float">
            <text:p>0,300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91" calcext:value-type="float">
            <text:p>0.00091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5.81986" calcext:value-type="float">
            <text:p>35.819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9639" calcext:value-type="float">
            <text:p>0,2963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96" calcext:value-type="float">
            <text:p>0.00096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1.7021" calcext:value-type="float">
            <text:p>31.7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9437" calcext:value-type="float">
            <text:p>0,2943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87" calcext:value-type="float">
            <text:p>0.00087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29.1375" calcext:value-type="float">
            <text:p>29.13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8575" calcext:value-type="float">
            <text:p>0,285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96" calcext:value-type="float">
            <text:p>0.00096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0.62679" calcext:value-type="float">
            <text:p>30.626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3" calcext:value-type="float">
            <text:p>0.0008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9453" calcext:value-type="float">
            <text:p>0,2945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93" calcext:value-type="float">
            <text:p>0.00093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29.60769" calcext:value-type="float">
            <text:p>29.607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6" calcext:value-type="float">
            <text:p>0.0008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9815" calcext:value-type="float">
            <text:p>0,298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83" calcext:value-type="float">
            <text:p>0.00083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29.29103" calcext:value-type="float">
            <text:p>29.291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3" calcext:value-type="float">
            <text:p>0.0008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8327" calcext:value-type="float">
            <text:p>0,2832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103" calcext:value-type="float">
            <text:p>0.00103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1.50669" calcext:value-type="float">
            <text:p>31.506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9192" calcext:value-type="float">
            <text:p>0,2919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99" calcext:value-type="float">
            <text:p>0.00099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27.68757" calcext:value-type="float">
            <text:p>27.687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2413" calcext:value-type="float">
            <text:p>0,3241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111" calcext:value-type="float">
            <text:p>0.00111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0.43791" calcext:value-type="float">
            <text:p>30.437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3" calcext:value-type="float">
            <text:p>0.0008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0535" calcext:value-type="float">
            <text:p>0,305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103" calcext:value-type="float">
            <text:p>0.00103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28.11283" calcext:value-type="float">
            <text:p>28.112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917" calcext:value-type="float">
            <text:p>0,29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92" calcext:value-type="float">
            <text:p>0.00092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0.24426" calcext:value-type="float">
            <text:p>30.244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3" calcext:value-type="float">
            <text:p>0.0008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02" calcext:value-type="float">
            <text:p>0,302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99" calcext:value-type="float">
            <text:p>0.00099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29.39954" calcext:value-type="float">
            <text:p>29.399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2279" calcext:value-type="float">
            <text:p>0,3227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95" calcext:value-type="float">
            <text:p>0.0009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29.36864" calcext:value-type="float">
            <text:p>29.368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9646" calcext:value-type="float">
            <text:p>0,2964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99" calcext:value-type="float">
            <text:p>0.00099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29.90751" calcext:value-type="float">
            <text:p>29.907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1726" calcext:value-type="float">
            <text:p>0,3172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88" calcext:value-type="float">
            <text:p>0.00088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1.24309" calcext:value-type="float">
            <text:p>31.243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045" calcext:value-type="float">
            <text:p>0,304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96" calcext:value-type="float">
            <text:p>0.00096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1.2771" calcext:value-type="float">
            <text:p>31.277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3" calcext:value-type="float">
            <text:p>0.0008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5488" calcext:value-type="float">
            <text:p>0,3548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83" calcext:value-type="float">
            <text:p>0.00083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29.91772" calcext:value-type="float">
            <text:p>29.917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2246" calcext:value-type="float">
            <text:p>0,3224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91" calcext:value-type="float">
            <text:p>0.00091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2.99953" calcext:value-type="float">
            <text:p>32.999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3" calcext:value-type="float">
            <text:p>0.0008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6195" calcext:value-type="float">
            <text:p>0,361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94" calcext:value-type="float">
            <text:p>0.00094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0.22339" calcext:value-type="float">
            <text:p>30.223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4035" calcext:value-type="float">
            <text:p>0,340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102" calcext:value-type="float">
            <text:p>0.00102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1.7032" calcext:value-type="float">
            <text:p>31.70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8631" calcext:value-type="float">
            <text:p>0,3863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92" calcext:value-type="float">
            <text:p>0.00092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28.3332" calcext:value-type="float">
            <text:p>28.33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0944" calcext:value-type="float">
            <text:p>0,3094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106" calcext:value-type="float">
            <text:p>0.00106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0.74332" calcext:value-type="float">
            <text:p>30.743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5188" calcext:value-type="float">
            <text:p>0,3518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86" calcext:value-type="float">
            <text:p>0.00086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1.13507" calcext:value-type="float">
            <text:p>31.135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5021" calcext:value-type="float">
            <text:p>0,3502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95" calcext:value-type="float">
            <text:p>0.00095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0.13315" calcext:value-type="float">
            <text:p>30.133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32888" calcext:value-type="float">
            <text:p>0,3288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91" calcext:value-type="float">
            <text:p>0.00091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0.68604" calcext:value-type="float">
            <text:p>30.686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4405" calcext:value-type="float">
            <text:p>0,440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109" calcext:value-type="float">
            <text:p>0.00109</text:p>
          </table:table-cell>
          <table:table-cell table:number-columns-repeated="12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ime</text:p>
          </table:table-cell>
          <table:table-cell office:value-type="float" office:value="31.58149" calcext:value-type="float">
            <text:p>31.58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:</text:p>
          </table:table-cell>
          <table:table-cell office:value-type="float" office:value="0.00083" calcext:value-type="float">
            <text:p>0.0008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2376" calcext:value-type="float">
            <text:p>1,237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7" calcext:value-type="float">
            <text:p>7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1999" calcext:value-type="float">
            <text:p>1,199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21981" calcext:value-type="float">
            <text:p>1,2198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19648" calcext:value-type="float">
            <text:p>1,1964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19886" calcext:value-type="float">
            <text:p>1,1988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1648" calcext:value-type="float">
            <text:p>1,164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17635" calcext:value-type="float">
            <text:p>1,176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20587" calcext:value-type="float">
            <text:p>1,2058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7" calcext:value-type="float">
            <text:p>7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17646" calcext:value-type="float">
            <text:p>1,1764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7" calcext:value-type="float">
            <text:p>7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20115" calcext:value-type="float">
            <text:p>1,201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18952" calcext:value-type="float">
            <text:p>1,1895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18005" calcext:value-type="float">
            <text:p>1,180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17457" calcext:value-type="float">
            <text:p>1,1745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7" calcext:value-type="float">
            <text:p>7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18348" calcext:value-type="float">
            <text:p>1,1834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19509" calcext:value-type="float">
            <text:p>1,1950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24156" calcext:value-type="float">
            <text:p>1,2415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2119" calcext:value-type="float">
            <text:p>1,211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7" calcext:value-type="float">
            <text:p>7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17094" calcext:value-type="float">
            <text:p>1,1709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7" calcext:value-type="float">
            <text:p>7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21947" calcext:value-type="float">
            <text:p>1,2194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21246" calcext:value-type="float">
            <text:p>1,2124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20348" calcext:value-type="float">
            <text:p>1,2034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21122" calcext:value-type="float">
            <text:p>1,2112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7" calcext:value-type="float">
            <text:p>7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19464" calcext:value-type="float">
            <text:p>1,1946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2325" calcext:value-type="float">
            <text:p>1,232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21048" calcext:value-type="float">
            <text:p>1,2104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20585" calcext:value-type="float">
            <text:p>1,20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20136" calcext:value-type="float">
            <text:p>1,2013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2002" calcext:value-type="float">
            <text:p>1,200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19191" calcext:value-type="float">
            <text:p>1,1919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1.06618" calcext:value-type="float">
            <text:p>1,0661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6" calcext:value-type="float">
            <text:p>6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3757" calcext:value-type="float">
            <text:p>0,3375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1716" calcext:value-type="float">
            <text:p>0,3171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3946" calcext:value-type="float">
            <text:p>0,3394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2883" calcext:value-type="float">
            <text:p>0,3288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3041" calcext:value-type="float">
            <text:p>0,3304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2893" calcext:value-type="float">
            <text:p>0,3289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5124" calcext:value-type="float">
            <text:p>0,3512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7064" calcext:value-type="float">
            <text:p>0,3706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3074" calcext:value-type="float">
            <text:p>0,3307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2448" calcext:value-type="float">
            <text:p>0,3244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5105" calcext:value-type="float">
            <text:p>0,351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4923" calcext:value-type="float">
            <text:p>0,3492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4512" calcext:value-type="float">
            <text:p>0,345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464" calcext:value-type="float">
            <text:p>0,34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467" calcext:value-type="float">
            <text:p>0,346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4839" calcext:value-type="float">
            <text:p>0,3483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4995" calcext:value-type="float">
            <text:p>0,349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5606" calcext:value-type="float">
            <text:p>0,3560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5417" calcext:value-type="float">
            <text:p>0,3541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4991" calcext:value-type="float">
            <text:p>0,3499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5369" calcext:value-type="float">
            <text:p>0,3536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4897" calcext:value-type="float">
            <text:p>0,3489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4876" calcext:value-type="float">
            <text:p>0,3487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4461" calcext:value-type="float">
            <text:p>0,3446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4558" calcext:value-type="float">
            <text:p>0,3455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5004" calcext:value-type="float">
            <text:p>0,350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5143" calcext:value-type="float">
            <text:p>0,3514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5282" calcext:value-type="float">
            <text:p>0,3528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5701" calcext:value-type="float">
            <text:p>0,357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0.348" calcext:value-type="float">
            <text:p>0,348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2891" calcext:value-type="float">
            <text:p>0,2289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1" calcext:value-type="float">
            <text:p>0.000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2376" calcext:value-type="float">
            <text:p>0,2237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" calcext:value-type="float">
            <text:p>0.0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2497" calcext:value-type="float">
            <text:p>0,2249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19" calcext:value-type="float">
            <text:p>0.000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2268" calcext:value-type="float">
            <text:p>0,2226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19" calcext:value-type="float">
            <text:p>0.000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2526" calcext:value-type="float">
            <text:p>0,2252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" calcext:value-type="float">
            <text:p>0.0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2278" calcext:value-type="float">
            <text:p>0,2227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19" calcext:value-type="float">
            <text:p>0.000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2226" calcext:value-type="float">
            <text:p>0,2222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" calcext:value-type="float">
            <text:p>0.0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229" calcext:value-type="float">
            <text:p>0,222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1" calcext:value-type="float">
            <text:p>0.000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1922" calcext:value-type="float">
            <text:p>0,2192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1" calcext:value-type="float">
            <text:p>0.000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1819" calcext:value-type="float">
            <text:p>0,2181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18" calcext:value-type="float">
            <text:p>0.000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2158" calcext:value-type="float">
            <text:p>0,2215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18" calcext:value-type="float">
            <text:p>0.000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1748" calcext:value-type="float">
            <text:p>0,2174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19" calcext:value-type="float">
            <text:p>0.000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1974" calcext:value-type="float">
            <text:p>0,2197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19" calcext:value-type="float">
            <text:p>0.000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0961" calcext:value-type="float">
            <text:p>0,2096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" calcext:value-type="float">
            <text:p>0.0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168" calcext:value-type="float">
            <text:p>0,216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" calcext:value-type="float">
            <text:p>0.0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1698" calcext:value-type="float">
            <text:p>0,2169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19" calcext:value-type="float">
            <text:p>0.000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2242" calcext:value-type="float">
            <text:p>0,2224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" calcext:value-type="float">
            <text:p>0.0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2158" calcext:value-type="float">
            <text:p>0,2215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" calcext:value-type="float">
            <text:p>0.0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2118" calcext:value-type="float">
            <text:p>0,2211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19" calcext:value-type="float">
            <text:p>0.000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1828" calcext:value-type="float">
            <text:p>0,2182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19" calcext:value-type="float">
            <text:p>0.000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1931" calcext:value-type="float">
            <text:p>0,2193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" calcext:value-type="float">
            <text:p>0.0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1818" calcext:value-type="float">
            <text:p>0,2181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1" calcext:value-type="float">
            <text:p>0.000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2443" calcext:value-type="float">
            <text:p>0,2244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19" calcext:value-type="float">
            <text:p>0.000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1692" calcext:value-type="float">
            <text:p>0,2169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" calcext:value-type="float">
            <text:p>0.0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1588" calcext:value-type="float">
            <text:p>0,2158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19" calcext:value-type="float">
            <text:p>0.000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1951" calcext:value-type="float">
            <text:p>0,2195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" calcext:value-type="float">
            <text:p>0.0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2441" calcext:value-type="float">
            <text:p>0,2244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" calcext:value-type="float">
            <text:p>0.0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16" calcext:value-type="float">
            <text:p>0,216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1" calcext:value-type="float">
            <text:p>0.000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1955" calcext:value-type="float">
            <text:p>0,219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19" calcext:value-type="float">
            <text:p>0.000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0.22099" calcext:value-type="float">
            <text:p>0,2209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2" calcext:value-type="float">
            <text:p>0.0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19323" calcext:value-type="float">
            <text:p>9,1932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03799" calcext:value-type="float">
            <text:p>9,0379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26261" calcext:value-type="float">
            <text:p>9,2626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26877" calcext:value-type="float">
            <text:p>9,2687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33449" calcext:value-type="float">
            <text:p>9,3344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24621" calcext:value-type="float">
            <text:p>9,2462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35541" calcext:value-type="float">
            <text:p>9,3554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41791" calcext:value-type="float">
            <text:p>9,4179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21333" calcext:value-type="float">
            <text:p>9,2133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8.3726" calcext:value-type="float">
            <text:p>8,37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37516" calcext:value-type="float">
            <text:p>9,3751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28454" calcext:value-type="float">
            <text:p>9,2845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26815" calcext:value-type="float">
            <text:p>9,268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36183" calcext:value-type="float">
            <text:p>9,3618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40214" calcext:value-type="float">
            <text:p>9,4021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44595" calcext:value-type="float">
            <text:p>9,445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46265" calcext:value-type="float">
            <text:p>9,462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41357" calcext:value-type="float">
            <text:p>9,4135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3183" calcext:value-type="float">
            <text:p>9,318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20494" calcext:value-type="float">
            <text:p>9,2049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32159" calcext:value-type="float">
            <text:p>9,3215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31162" calcext:value-type="float">
            <text:p>9,3116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20723" calcext:value-type="float">
            <text:p>9,2072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2643" calcext:value-type="float">
            <text:p>9,264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45475" calcext:value-type="float">
            <text:p>9,454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45225" calcext:value-type="float">
            <text:p>9,452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49805" calcext:value-type="float">
            <text:p>9,498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29374" calcext:value-type="float">
            <text:p>9,2937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18936" calcext:value-type="float">
            <text:p>9,1893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</text:p>
          </table:table-cell>
          <table:table-cell office:value-type="float" office:value="9.44618" calcext:value-type="float">
            <text:p>9,4461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3545" calcext:value-type="float">
            <text:p>2,435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4153" calcext:value-type="float">
            <text:p>2,4415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4441" calcext:value-type="float">
            <text:p>2,4444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8587" calcext:value-type="float">
            <text:p>2,4858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4238" calcext:value-type="float">
            <text:p>2,4423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21569" calcext:value-type="float">
            <text:p>2,2156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968" calcext:value-type="float">
            <text:p>2,496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39845" calcext:value-type="float">
            <text:p>2,398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4271" calcext:value-type="float">
            <text:p>2,4427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3162" calcext:value-type="float">
            <text:p>2,4316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6754" calcext:value-type="float">
            <text:p>2,4675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559" calcext:value-type="float">
            <text:p>2,455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9489" calcext:value-type="float">
            <text:p>2,4948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5489" calcext:value-type="float">
            <text:p>2,4548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1271" calcext:value-type="float">
            <text:p>2,4127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8349" calcext:value-type="float">
            <text:p>2,4834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6257" calcext:value-type="float">
            <text:p>2,4625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5501" calcext:value-type="float">
            <text:p>2,455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3958" calcext:value-type="float">
            <text:p>2,4395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4003" calcext:value-type="float">
            <text:p>2,440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63" calcext:value-type="float">
            <text:p>2,463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3014" calcext:value-type="float">
            <text:p>2,4301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5113" calcext:value-type="float">
            <text:p>2,4511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39929" calcext:value-type="float">
            <text:p>2,3992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7" calcext:value-type="float">
            <text:p>2,470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5922" calcext:value-type="float">
            <text:p>2,4592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5778" calcext:value-type="float">
            <text:p>2,4577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4707" calcext:value-type="float">
            <text:p>2,4470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2316" calcext:value-type="float">
            <text:p>2,4231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</text:p>
          </table:table-cell>
          <table:table-cell office:value-type="float" office:value="2.41776" calcext:value-type="float">
            <text:p>2,4177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3" calcext:value-type="float">
            <text:p>3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9324" calcext:value-type="float">
            <text:p>1,3932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6459" calcext:value-type="float">
            <text:p>1,3645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9212" calcext:value-type="float">
            <text:p>1,392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9182" calcext:value-type="float">
            <text:p>1,3918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5605" calcext:value-type="float">
            <text:p>1,356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7449" calcext:value-type="float">
            <text:p>1,3744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8695" calcext:value-type="float">
            <text:p>1,386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9983" calcext:value-type="float">
            <text:p>1,3998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7913" calcext:value-type="float">
            <text:p>1,3791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0027" calcext:value-type="float">
            <text:p>1,3002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6709" calcext:value-type="float">
            <text:p>1,3670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7161" calcext:value-type="float">
            <text:p>1,3716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9347" calcext:value-type="float">
            <text:p>1,3934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41938" calcext:value-type="float">
            <text:p>1,4193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8207" calcext:value-type="float">
            <text:p>1,3820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9199" calcext:value-type="float">
            <text:p>1,3919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9739" calcext:value-type="float">
            <text:p>1,3973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41292" calcext:value-type="float">
            <text:p>1,4129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40214" calcext:value-type="float">
            <text:p>1,4021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7646" calcext:value-type="float">
            <text:p>1,3764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887" calcext:value-type="float">
            <text:p>1,388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41779" calcext:value-type="float">
            <text:p>1,4177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761" calcext:value-type="float">
            <text:p>1,376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40695" calcext:value-type="float">
            <text:p>1,406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8752" calcext:value-type="float">
            <text:p>1,3875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41239" calcext:value-type="float">
            <text:p>1,4123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7846" calcext:value-type="float">
            <text:p>1,3784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40326" calcext:value-type="float">
            <text:p>1,4032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8793" calcext:value-type="float">
            <text:p>1,3879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9" calcext:value-type="float">
            <text:p>9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</text:p>
          </table:table-cell>
          <table:table-cell office:value-type="float" office:value="1.38492" calcext:value-type="float">
            <text:p>1,3849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</text:p>
          </table:table-cell>
          <table:table-cell office:value-type="float" office:value="0.00008" calcext:value-type="float">
            <text:p>8E-05</text:p>
          </table:table-cell>
          <table:table-cell table:number-columns-repeated="20"/>
        </table:table-row>
        <table:table-row table:style-name="ro1" table:number-rows-repeated="1048304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9" loext:min-decimal-places="9" number:min-integer-digits="1"/>
    </number:number-style>
    <number:currency-style style:name="N10107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7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number-style style:name="N10108" number:language="pt" number:country="BR">
      <number:number number:decimal-places="3" loext:min-decimal-places="3" number:min-integer-digits="1" number:grouping="true"/>
    </number:number-style>
    <number:number-style style:name="N10109" number:language="pt" number:country="BR">
      <number:number number:decimal-places="4" loext:min-decimal-places="4" number:min-integer-digits="1" number:grouping="true"/>
    </number:number-style>
    <number:number-style style:name="N10110" number:language="pt" number:country="BR">
      <number:number number:decimal-places="5" loext:min-decimal-places="5" number:min-integer-digits="1" number:grouping="true"/>
    </number:number-style>
    <number:number-style style:name="N10111" number:language="pt" number:country="BR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0:46:14.352666086</meta:creation-date>
    <dc:date>2019-10-16T13:29:01.812396148</dc:date>
    <meta:editing-duration>PT9M20S</meta:editing-duration>
    <meta:editing-cycles>1</meta:editing-cycles>
    <meta:document-statistic meta:table-count="1" meta:cell-count="350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auto-position="true" chart:auto-size="true" chart:treat-empty-cells="leave-gap" chart:right-angled-axes="true" chart:error-category="cell-rang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error-category="cell-range" chart:error-upper-range="Sheet1.R49:Sheet1.R51" chart:error-lower-range="Sheet1.R49:Sheet1.R51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R49:Sheet1.R51" chart:error-lower-range="Sheet1.R49:Sheet1.R51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127">
      <style:chart-properties loext:label-stroke-color="#3465a4" chart:link-data-style-to-source="true" chart:error-category="cell-range" chart:error-upper-range="Sheet1.P8:Sheet1.P10" chart:error-lower-range="Sheet1.P8:Sheet1.P10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P8:Sheet1.P10" chart:error-lower-range="Sheet1.P8:Sheet1.P10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7">
      <style:chart-properties chart:link-data-style-to-source="true" chart:error-category="cell-range" chart:error-upper-range="Sheet1.R8:Sheet1.R11" chart:error-lower-range="Sheet1.R8:Sheet1.R11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R8:Sheet1.R11" chart:error-lower-range="Sheet1.R8:Sheet1.R11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127">
      <style:chart-properties loext:label-stroke-color="#3465a4" chart:link-data-style-to-source="true" chart:error-category="cell-range" chart:error-upper-range="Sheet1.T8:Sheet1.T10" chart:error-lower-range="Sheet1.T8:Sheet1.T10" chart:data-label-number="value" chart:data-label-text="false" chart:data-label-symbol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1.T8:Sheet1.T10" chart:error-lower-range="Sheet1.T8:Sheet1.T10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698cm" svg:height="15.195cm" xlink:href=".." xlink:type="simple" chart:class="chart:bar" chart:style-name="ch1">
        <chart:legend chart:legend-position="end" svg:x="22.303cm" svg:y="6.551cm" style:legend-expansion="high" chart:style-name="ch2"/>
        <chart:plot-area chart:style-name="ch3" table:cell-range-address="Sheet1.N7:Sheet1.N10 Sheet1.Q49:Sheet1.Q51 Sheet1.O6:Sheet1.O6 Sheet1.O8:Sheet1.O10 Sheet1.Q6:Sheet1.Q6 Sheet1.Q8:Sheet1.Q10 Sheet1.S6:Sheet1.S6 Sheet1.S8:Sheet1.S10" chart:data-source-has-labels="both" svg:x="1.504cm" svg:y="0.303cm" svg:width="20.306cm" svg:height="13.608cm">
          <chartooo:coordinate-region svg:x="2.416cm" svg:y="0.303cm" svg:width="19.394cm" svg:height="12.762cm"/>
          <chart:axis chart:dimension="x" chart:name="primary-x" chart:style-name="ch4" chartooo:axis-type="auto">
            <chartooo:date-scale/>
            <chart:title svg:x="10.369cm" svg:y="14.214cm" chart:style-name="ch5">
              <text:p>Ordem Problema</text:p>
            </chart:title>
            <chart:categories table:cell-range-address="Sheet1.N8:Sheet1.N10 Sheet1.Q49:Sheet1.Q51"/>
          </chart:axis>
          <chart:axis chart:dimension="y" chart:name="primary-y" chart:style-name="ch6">
            <chart:title svg:x="0.451cm" svg:y="9.056cm" chart:style-name="ch7">
              <text:p>Tempo em segundos (log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Q49:Sheet1.Q51" loext:label-string="sequencial" chart:class="chart:bar">
            <chart:error-indicator chart:style-name="ch11" chart:dimension="y"/>
            <chart:data-point chart:repeated="2"/>
            <chart:data-point chart:style-name="ch12"/>
          </chart:series>
          <chart:series chart:attached-axis="primary-y" chart:style-name="ch13" chart:values-cell-range-address="Sheet1.O8:Sheet1.O10" chart:label-cell-address="Sheet1.O6:Sheet1.O6" chart:class="chart:bar">
            <chart:error-indicator chart:style-name="ch14" chart:dimension="y"/>
            <chart:data-point chart:repeated="3"/>
          </chart:series>
          <chart:series chart:attached-axis="primary-y" chart:style-name="ch15" chart:values-cell-range-address="Sheet1.Q8:Sheet1.Q10" chart:label-cell-address="Sheet1.Q6:Sheet1.Q6" chart:class="chart:bar">
            <chart:error-indicator chart:style-name="ch16" chart:dimension="y"/>
            <chart:data-point chart:repeated="3"/>
          </chart:series>
          <chart:series chart:attached-axis="primary-y" chart:style-name="ch17" chart:values-cell-range-address="Sheet1.S8:Sheet1.S10" chart:label-cell-address="Sheet1.S6:Sheet1.S6" chart:class="chart:bar">
            <chart:error-indicator chart:style-name="ch18" chart:dimension="y"/>
            <chart:data-point chart:style-name="ch12" chart:repeated="2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cial</text:p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12</text:p>
                <draw:g>
                  <svg:desc>Sheet1.O6:Sheet1.O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50</text:p>
                <draw:g>
                  <svg:desc>Sheet1.Q6:Sheet1.Q6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100</text:p>
                <draw:g>
                  <svg:desc>Sheet1.S6:Sheet1.S6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N8:Sheet1.N10 Sheet1.Q49:Sheet1.Q51</svg:desc>
                </draw:g>
              </table:table-cell>
              <table:table-cell office:value-type="float" office:value="0.0412576666666667">
                <text:p>0.0412576666666667</text:p>
                <draw:g>
                  <svg:desc>Sheet1.Q49:Sheet1.Q51</svg:desc>
                </draw:g>
              </table:table-cell>
              <table:table-cell office:value-type="float" office:value="0.0316573939375865">
                <text:p>0.0316573939375865</text:p>
                <draw:g>
                  <svg:desc>Sheet1.R49:Sheet1.R51</svg:desc>
                </draw:g>
              </table:table-cell>
              <table:table-cell office:value-type="float" office:value="0.0316573939375865">
                <text:p>0.0316573939375865</text:p>
                <draw:g>
                  <svg:desc>Sheet1.R49:Sheet1.R51</svg:desc>
                </draw:g>
              </table:table-cell>
              <table:table-cell office:value-type="float" office:value="0.0198076666666667">
                <text:p>0.0198076666666667</text:p>
                <draw:g>
                  <svg:desc>Sheet1.O8:Sheet1.O10</svg:desc>
                </draw:g>
              </table:table-cell>
              <table:table-cell office:value-type="float" office:value="0.00395776380899822">
                <text:p>0.00395776380899822</text:p>
                <draw:g>
                  <svg:desc>Sheet1.P8:Sheet1.P10</svg:desc>
                </draw:g>
              </table:table-cell>
              <table:table-cell office:value-type="float" office:value="0.00395776380899822">
                <text:p>0.00395776380899822</text:p>
                <draw:g>
                  <svg:desc>Sheet1.P8:Sheet1.P10</svg:desc>
                </draw:g>
              </table:table-cell>
              <table:table-cell office:value-type="float" office:value="0.010438">
                <text:p>0.010438</text:p>
                <draw:g>
                  <svg:desc>Sheet1.Q8:Sheet1.Q10</svg:desc>
                </draw:g>
              </table:table-cell>
              <table:table-cell office:value-type="float" office:value="0.000611439229224363">
                <text:p>0.000611439229224363</text:p>
                <draw:g>
                  <svg:desc>Sheet1.R8:Sheet1.R11</svg:desc>
                </draw:g>
              </table:table-cell>
              <table:table-cell office:value-type="float" office:value="0.000611439229224363">
                <text:p>0.000611439229224363</text:p>
                <draw:g>
                  <svg:desc>Sheet1.R8:Sheet1.R11</svg:desc>
                </draw:g>
              </table:table-cell>
              <table:table-cell office:value-type="float" office:value="0.319240666666667">
                <text:p>0.319240666666667</text:p>
                <draw:g>
                  <svg:desc>Sheet1.S8:Sheet1.S10</svg:desc>
                </draw:g>
              </table:table-cell>
              <table:table-cell office:value-type="float" office:value="0.0342098121569834">
                <text:p>0.0342098121569834</text:p>
                <draw:g>
                  <svg:desc>Sheet1.T8:Sheet1.T10</svg:desc>
                </draw:g>
              </table:table-cell>
              <table:table-cell office:value-type="float" office:value="0.0342098121569834">
                <text:p>0.0342098121569834</text:p>
                <draw:g>
                  <svg:desc>Sheet1.T8:Sheet1.T10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88055266666667">
                <text:p>4.88055266666667</text:p>
              </table:table-cell>
              <table:table-cell office:value-type="float" office:value="0.823620177395705">
                <text:p>0.823620177395705</text:p>
              </table:table-cell>
              <table:table-cell office:value-type="float" office:value="0.823620177395705">
                <text:p>0.823620177395705</text:p>
              </table:table-cell>
              <table:table-cell office:value-type="float" office:value="1.19580466666667">
                <text:p>1.19580466666667</text:p>
              </table:table-cell>
              <table:table-cell office:value-type="float" office:value="0.0309178568795282">
                <text:p>0.0309178568795282</text:p>
              </table:table-cell>
              <table:table-cell office:value-type="float" office:value="0.0309178568795282">
                <text:p>0.0309178568795282</text:p>
              </table:table-cell>
              <table:table-cell office:value-type="float" office:value="0.345245">
                <text:p>0.345245</text:p>
              </table:table-cell>
              <table:table-cell office:value-type="float" office:value="0.0111809961156388">
                <text:p>0.0111809961156388</text:p>
              </table:table-cell>
              <table:table-cell office:value-type="float" office:value="0.0111809961156388">
                <text:p>0.0111809961156388</text:p>
              </table:table-cell>
              <table:table-cell office:value-type="float" office:value="0.220392">
                <text:p>0.220392</text:p>
              </table:table-cell>
              <table:table-cell office:value-type="float" office:value="0.00375670747257259">
                <text:p>0.00375670747257259</text:p>
              </table:table-cell>
              <table:table-cell office:value-type="float" office:value="0.00375670747257259">
                <text:p>0.003756707472572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.8682206666667">
                <text:p>30.8682206666667</text:p>
              </table:table-cell>
              <table:table-cell office:value-type="float" office:value="1.85716722912544">
                <text:p>1.85716722912544</text:p>
              </table:table-cell>
              <table:table-cell office:value-type="float" office:value="1.85716722912544">
                <text:p>1.85716722912544</text:p>
              </table:table-cell>
              <table:table-cell office:value-type="float" office:value="9.289295">
                <text:p>9.289295</text:p>
              </table:table-cell>
              <table:table-cell office:value-type="float" office:value="0.202509180783796">
                <text:p>0.202509180783796</text:p>
              </table:table-cell>
              <table:table-cell office:value-type="float" office:value="0.202509180783796">
                <text:p>0.202509180783796</text:p>
              </table:table-cell>
              <table:table-cell office:value-type="float" office:value="2.440669">
                <text:p>2.440669</text:p>
              </table:table-cell>
              <table:table-cell office:value-type="float" office:value="0.0491029849749308">
                <text:p>0.0491029849749308</text:p>
              </table:table-cell>
              <table:table-cell office:value-type="float" office:value="0.0491029849749308">
                <text:p>0.0491029849749308</text:p>
              </table:table-cell>
              <table:table-cell office:value-type="float" office:value="1.38656766666667">
                <text:p>1.38656766666667</text:p>
              </table:table-cell>
              <table:table-cell office:value-type="float" office:value="0.0225878276165899">
                <text:p>0.0225878276165899</text:p>
              </table:table-cell>
              <table:table-cell office:value-type="float" office:value="0.0225878276165899">
                <text:p>0.0225878276165899</text:p>
              </table:table-cell>
            </table:table-row>
            <table:table-row>
              <table:table-cell office:value-type="float" office:value="0.0412576666666667">
                <text:p>0.041257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